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transparent"/>
    </style:style>
    <style:style style:name="T5"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Standard">Ffmpeg is running under SYSTEM account like CisteraScreenCaptureService itself so cannot be impacted by a non-administrator user. <text:span text:style-name="T5">If ffmpeg exited for any reason while the user is not logged off (it may be killed by an administrator or die due to a system error), CisteraScreenCaptureService restarts it.</text:span></text:p>
      <text:p text:style-name="P10"/>
      <text:p text:style-name="P10">When the user logged off, accepting TCP messages stopped and tcp connection to Server and ffmpeg stream if any, are terminated.</text:p>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CisteraScreenCaptureService -&gt; server</text:p>
          </table:table-cell>
          <table:table-cell table:style-name="Table1.A5" office:value-type="string">
            <text:p text:style-name="P10">Polling to keep connection alive.</text:p>
            <text:p text:style-name="P10">In response Server specifies a timeout so that CisteraScreenCapture must send a next Poll within it.</text:p>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Number of seconds that Server will consider a timeout and close the connection (bytes in Big Endian format). </text:p>
          </table:table-cell>
        </table:table-row>
        <table:table-row>
          <table:table-cell table:style-name="Table1.A5" office:value-type="string">
            <text:p text:style-name="P10">CisteraScreenCaptureService -&gt; server</text:p>
          </table:table-cell>
          <table:table-cell table:style-name="Table1.A5" office:value-type="string">
            <text:p text:style-name="P10">Sent when the user logged out. Just after that, CisteraScreenCapture closes the tcp connection to Server and returns to the initial state.</text:p>
          </table:table-cell>
          <table:table-cell table:style-name="Table1.A5" office:value-type="string">
            <text:p text:style-name="P10">UserLoggedOff</text:p>
          </table:table-cell>
          <table:table-cell table:style-name="Table1.A5" office:value-type="string">
            <text:p text:style-name="P10">nothing (0 bytes)</text:p>
          </table:table-cell>
          <table:table-cell table:style-name="Table1.E5" office:value-type="string">
            <text:p text:style-name="P10">nothing (0 byt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2T20:48:43.65</dc:date>
    <meta:editing-duration>P1DT9H14M51S</meta:editing-duration>
    <meta:editing-cycles>58</meta:editing-cycles>
    <meta:generator>OpenOffice/4.1.1$Win32 OpenOffice.org_project/411m6$Build-9775</meta:generator>
    <meta:document-statistic meta:table-count="1" meta:image-count="0" meta:object-count="0" meta:page-count="1" meta:paragraph-count="66" meta:word-count="631" meta:character-count="4575"/>
  </office:meta>
</office:document-meta>
</file>